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ProfileDao.rename( String newProfileId , Profile pro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dapProfileDao.profileIterator( String ap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ProfileDao.modify( String creatorsName , Date createTimestamp , String appName , String profileId , String user , String description , Set grants , Set denials , Set roles , boolean disabled , ModificationItem [ ] m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dapProfileDao.addMultiValued( String id , Attributes attrs , Set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ProfileDao.deleteEntry( String r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ProfileDao.load( String appName , String profil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dapProfileDao.add( String appName , String profileId , String user , String description , Set grants , Set denials , Set ro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dapProfileDao.getRelativeDn( String ap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ProfileDao.getEntryObject( Object extra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dapProfileDao.delete( String appName , String profil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dapProfileDao.LdapProfileDao( Dir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dapProfileDao.getSingleValued( String id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dapProfileDao.getRelativeDn( String appName , String profi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ProfileDao.getMultiValued( String id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dapProfileDao.profileIterator( String applicationName , String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